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52.99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34.45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hist_lifespan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80.452908041887" calcext:value-type="float">
            <text:p>180.4529080419</text:p>
          </table:table-cell>
          <table:table-cell table:style-name="ce1" office:value-type="float" office:value="2869.93431750784" calcext:value-type="float">
            <text:p>2869.9343175078</text:p>
          </table:table-cell>
          <table:table-cell table:style-name="ce1" office:value-type="string" calcext:value-type="string">
            <text:p>[('surf', {'nOctaves': 1, 'nOctaveLayers': 5, 'hessianThreshold': 100})]</text:p>
          </table:table-cell>
          <table:table-cell table:style-name="ce1" office:value-type="string" calcext:value-type="string">
            <text:p>[{'winSize': (31, 31), 'maxLevel': 3, 'criteria': (3, 10, 0.03)}]</text:p>
          </table:table-cell>
          <table:table-cell table:style-name="ce1" office:value-type="string" calcext:value-type="string">
            <text:p>[{'resize': (1, 1), 'filterTS': ('None', 'None')}]</text:p>
          </table:table-cell>
          <table:table-cell table:style-name="ce1" office:value-type="float" office:value="863" calcext:value-type="float">
            <text:p>863</text:p>
          </table:table-cell>
          <table:table-cell table:style-name="ce1"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.864600085653" calcext:value-type="float">
            <text:p>172.8646000857</text:p>
          </table:table-cell>
          <table:table-cell office:value-type="float" office:value="2683.57587278814" calcext:value-type="float">
            <text:p>2683.575872788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gauss', (5, 5))}]</text:p>
          </table:table-cell>
          <table:table-cell office:value-type="float" office:value="921.5" calcext:value-type="float">
            <text:p>921.5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.0337313599885" calcext:value-type="float">
            <text:p>43.03373136</text:p>
          </table:table-cell>
          <table:table-cell table:style-name="ce1" office:value-type="float" office:value="2650.79810921621" calcext:value-type="float">
            <text:p>2650.7981092162</text:p>
          </table:table-cell>
          <table:table-cell table:style-name="ce1" office:value-type="string" calcext:value-type="string">
            <text:p>[('good', {'qualityLevel': 0.5, 'minDistance': 1, 'maxCorners': 260, 'blockSize': 2})]</text:p>
          </table:table-cell>
          <table:table-cell table:style-name="ce1" office:value-type="string" calcext:value-type="string">
            <text:p>[{'winSize': (15, 15), 'maxLevel': 3, 'criteria': (3, 10, 0.03)}]</text:p>
          </table:table-cell>
          <table:table-cell table:style-name="ce1" office:value-type="string" calcext:value-type="string">
            <text:p>[{'resize': (0.5, 0.5), 'filterTS': ('median', (5, 5))}]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2.359579031356" calcext:value-type="float">
            <text:p>172.3595790314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0.75, 0.75), 'filterTS': ('median', (21, 21))}]</text:p>
          </table:table-cell>
          <table:table-cell office:value-type="float" office:value="523.5" calcext:value-type="float">
            <text:p>523.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3.92285071779" calcext:value-type="float">
            <text:p>153.9228507178</text:p>
          </table:table-cell>
          <table:table-cell office:value-type="float" office:value="2593.13467722965" calcext:value-type="float">
            <text:p>2593.134677229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median', (5, 5))}]</text:p>
          </table:table-cell>
          <table:table-cell office:value-type="float" office:value="1019" calcext:value-type="float">
            <text:p>1019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5738970059901" calcext:value-type="float">
            <text:p>31.573897006</text:p>
          </table:table-cell>
          <table:table-cell office:value-type="float" office:value="2374.17210465232" calcext:value-type="float">
            <text:p>2374.172104652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S': ('gauss', (15, 15))}]</text:p>
          </table:table-cell>
          <table:table-cell office:value-type="float" office:value="665.5" calcext:value-type="float">
            <text:p>665.5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.5486395871267" calcext:value-type="float">
            <text:p>34.5486395871</text:p>
          </table:table-cell>
          <table:table-cell office:value-type="float" office:value="2286.93340061193" calcext:value-type="float">
            <text:p>2286.933400611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S': ('gauss', (21, 21))}]</text:p>
          </table:table-cell>
          <table:table-cell office:value-type="float" office:value="914.5" calcext:value-type="float">
            <text:p>914.5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.259191383608" calcext:value-type="float">
            <text:p>120.2591913836</text:p>
          </table:table-cell>
          <table:table-cell office:value-type="float" office:value="2241.1975394001" calcext:value-type="float">
            <text:p>2241.197539400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gauss', (15, 15))}]</text:p>
          </table:table-cell>
          <table:table-cell office:value-type="float" office:value="928" calcext:value-type="float">
            <text:p>928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0816745357588" calcext:value-type="float">
            <text:p>43.0816745358</text:p>
          </table:table-cell>
          <table:table-cell office:value-type="float" office:value="2228.5882117081" calcext:value-type="float">
            <text:p>2228.588211708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S': ('None', 'None')}]</text:p>
          </table:table-cell>
          <table:table-cell office:value-type="float" office:value="654.5" calcext:value-type="float">
            <text:p>654.5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2.334020518698" calcext:value-type="float">
            <text:p>182.3340205187</text:p>
          </table:table-cell>
          <table:table-cell office:value-type="float" office:value="2118.85864694227" calcext:value-type="float">
            <text:p>2118.858646942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median', (21, 21))}]</text:p>
          </table:table-cell>
          <table:table-cell office:value-type="float" office:value="576" calcext:value-type="float">
            <text:p>576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.4269004296512" calcext:value-type="float">
            <text:p>94.4269004297</text:p>
          </table:table-cell>
          <table:table-cell office:value-type="float" office:value="2065.14097490347" calcext:value-type="float">
            <text:p>2065.1409749035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gauss', (21, 21))}]</text:p>
          </table:table-cell>
          <table:table-cell office:value-type="float" office:value="811" calcext:value-type="float">
            <text:p>81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.184793868102" calcext:value-type="float">
            <text:p>170.1847938681</text:p>
          </table:table-cell>
          <table:table-cell office:value-type="float" office:value="1985.94122680521" calcext:value-type="float">
            <text:p>1985.94122680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918" calcext:value-type="float">
            <text:p>918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.406655399129" calcext:value-type="float">
            <text:p>197.4066553991</text:p>
          </table:table-cell>
          <table:table-cell office:value-type="float" office:value="1959.97377416243" calcext:value-type="float">
            <text:p>1959.97377416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S': ('median', (21, 21))}]</text:p>
          </table:table-cell>
          <table:table-cell office:value-type="float" office:value="542.5" calcext:value-type="float">
            <text:p>542.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.060255290009" calcext:value-type="float">
            <text:p>160.06025529</text:p>
          </table:table-cell>
          <table:table-cell office:value-type="float" office:value="1939.52977474008" calcext:value-type="float">
            <text:p>1939.529774740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median', (15, 15))}]</text:p>
          </table:table-cell>
          <table:table-cell office:value-type="float" office:value="622.5" calcext:value-type="float">
            <text:p>622.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.300905611366" calcext:value-type="float">
            <text:p>53.3009056114</text:p>
          </table:table-cell>
          <table:table-cell office:value-type="float" office:value="1866.99023002094" calcext:value-type="float">
            <text:p>1866.990230020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gauss', (5, 5))}]</text:p>
          </table:table-cell>
          <table:table-cell office:value-type="float" office:value="553.5" calcext:value-type="float">
            <text:p>553.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.7089887699112" calcext:value-type="float">
            <text:p>84.7089887699</text:p>
          </table:table-cell>
          <table:table-cell office:value-type="float" office:value="1856.84700906602" calcext:value-type="float">
            <text:p>1856.84700906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median', (5, 5))}]</text:p>
          </table:table-cell>
          <table:table-cell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.9370216615498" calcext:value-type="float">
            <text:p>67.9370216615</text:p>
          </table:table-cell>
          <table:table-cell office:value-type="float" office:value="1730.4136375779" calcext:value-type="float">
            <text:p>1730.413637577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None', 'None')}]</text:p>
          </table:table-cell>
          <table:table-cell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.9181185280904" calcext:value-type="float">
            <text:p>44.9181185281</text:p>
          </table:table-cell>
          <table:table-cell office:value-type="float" office:value="1698.85126690635" calcext:value-type="float">
            <text:p>1698.8512669064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gauss', (15, 15))}]</text:p>
          </table:table-cell>
          <table:table-cell office:value-type="float" office:value="696" calcext:value-type="float">
            <text:p>69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.6930839121342" calcext:value-type="float">
            <text:p>89.6930839121</text:p>
          </table:table-cell>
          <table:table-cell office:value-type="float" office:value="1541.17559243603" calcext:value-type="float">
            <text:p>1541.17559243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S': ('median', (5, 5))}]</text:p>
          </table:table-cell>
          <table:table-cell office:value-type="float" office:value="953.5" calcext:value-type="float">
            <text:p>953.5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.7939722128212" calcext:value-type="float">
            <text:p>83.7939722128</text:p>
          </table:table-cell>
          <table:table-cell office:value-type="float" office:value="1525.3414897199" calcext:value-type="float">
            <text:p>1525.341489719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S': ('None', 'None')}]</text:p>
          </table:table-cell>
          <table:table-cell office:value-type="float" office:value="1328" calcext:value-type="float">
            <text:p>1328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2.193270171061" calcext:value-type="float">
            <text:p>152.1932701711</text:p>
          </table:table-cell>
          <table:table-cell table:style-name="ce1" office:value-type="float" office:value="1328.32272314252" calcext:value-type="float">
            <text:p>1328.3227231425</text:p>
          </table:table-cell>
          <table:table-cell table:style-name="ce1" office:value-type="string" calcext:value-type="string">
            <text:p>[('sift', {'sigma': 1.0, 'nfeatures': 10, 'nOctaveLayers': 5, 'edgeThreshold': 10, 'contrastThreshold': 0.01})]</text:p>
          </table:table-cell>
          <table:table-cell table:style-name="ce1" office:value-type="string" calcext:value-type="string">
            <text:p>[{'winSize': (15, 15), 'maxLevel': 0, 'criteria': (3, 4, 0.5)}]</text:p>
          </table:table-cell>
          <table:table-cell table:style-name="ce1" office:value-type="string" calcext:value-type="string">
            <text:p>[{'resize': (0.75, 0.75), 'filterTS': ('median', (21, 21))}]</text:p>
          </table:table-cell>
          <table:table-cell table:style-name="ce1" office:value-type="float" office:value="519" calcext:value-type="float">
            <text:p>519</text:p>
          </table:table-cell>
          <table:table-cell table:style-name="ce1"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.858768473379" calcext:value-type="float">
            <text:p>159.8587684734</text:p>
          </table:table-cell>
          <table:table-cell office:value-type="float" office:value="1312.38833336884" calcext:value-type="float">
            <text:p>1312.3883333688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S': ('median', (21, 21))}]</text:p>
          </table:table-cell>
          <table:table-cell office:value-type="float" office:value="1327" calcext:value-type="float">
            <text:p>1327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8.606311202049" calcext:value-type="float">
            <text:p>208.606311202</text:p>
          </table:table-cell>
          <table:table-cell office:value-type="float" office:value="1189.22620337271" calcext:value-type="float">
            <text:p>1189.2262033727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1566.5" calcext:value-type="float">
            <text:p>1566.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.766263466328" calcext:value-type="float">
            <text:p>170.7662634663</text:p>
          </table:table-cell>
          <table:table-cell office:value-type="float" office:value="885.864388576269" calcext:value-type="float">
            <text:p>885.864388576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S': ('median', (21, 21))}]</text:p>
          </table:table-cell>
          <table:table-cell office:value-type="float" office:value="1018" calcext:value-type="float">
            <text:p>1018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.5510985897854" calcext:value-type="float">
            <text:p>85.5510985898</text:p>
          </table:table-cell>
          <table:table-cell office:value-type="float" office:value="878.383640151619" calcext:value-type="float">
            <text:p>878.383640151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S': ('gauss', (21, 21))}]</text:p>
          </table:table-cell>
          <table:table-cell office:value-type="float" office:value="2364" calcext:value-type="float">
            <text:p>23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127164721489" calcext:value-type="float">
            <text:p>133.1271647215</text:p>
          </table:table-cell>
          <table:table-cell office:value-type="float" office:value="868.879347932313" calcext:value-type="float">
            <text:p>868.879347932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S': ('median', (15, 15))}]</text:p>
          </table:table-cell>
          <table:table-cell office:value-type="float" office:value="687" calcext:value-type="float">
            <text:p>68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.0814857427031" calcext:value-type="float">
            <text:p>80.0814857427</text:p>
          </table:table-cell>
          <table:table-cell office:value-type="float" office:value="838.255584000497" calcext:value-type="float">
            <text:p>838.255584000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S': ('gauss', (15, 15))}]</text:p>
          </table:table-cell>
          <table:table-cell office:value-type="float" office:value="573.5" calcext:value-type="float">
            <text:p>573.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.755948311649" calcext:value-type="float">
            <text:p>144.7559483116</text:p>
          </table:table-cell>
          <table:table-cell office:value-type="float" office:value="797.306850950153" calcext:value-type="float">
            <text:p>797.3068509502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796.5" calcext:value-type="float">
            <text:p>796.5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1528533669189" calcext:value-type="float">
            <text:p>88.1528533669</text:p>
          </table:table-cell>
          <table:table-cell office:value-type="float" office:value="754.148132462496" calcext:value-type="float">
            <text:p>754.148132462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S': ('gauss', (21, 21))}]</text:p>
          </table:table-cell>
          <table:table-cell office:value-type="float" office:value="751.5" calcext:value-type="float">
            <text:p>751.5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.8801532024518" calcext:value-type="float">
            <text:p>96.8801532025</text:p>
          </table:table-cell>
          <table:table-cell office:value-type="float" office:value="667.008037995703" calcext:value-type="float">
            <text:p>667.0080379957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S': ('gauss', (21, 21))}]</text:p>
          </table:table-cell>
          <table:table-cell office:value-type="float" office:value="3353.5" calcext:value-type="float">
            <text:p>3353.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.323401294649" calcext:value-type="float">
            <text:p>102.3234012946</text:p>
          </table:table-cell>
          <table:table-cell office:value-type="float" office:value="603.65193337079" calcext:value-type="float">
            <text:p>603.6519333708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S': ('gauss', (21, 21))}]</text:p>
          </table:table-cell>
          <table:table-cell office:value-type="float" office:value="699.5" calcext:value-type="float">
            <text:p>699.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.8780227079988" calcext:value-type="float">
            <text:p>89.878022708</text:p>
          </table:table-cell>
          <table:table-cell office:value-type="float" office:value="580.218235262659" calcext:value-type="float">
            <text:p>580.2182352627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S': ('gauss', (15, 15))}]</text:p>
          </table:table-cell>
          <table:table-cell office:value-type="float" office:value="724.5" calcext:value-type="float">
            <text:p>724.5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comp200.A1:comp200.G3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20:06:05.123387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20:06:18.075985501</dc:date>
    <meta:editing-duration>PT4M57S</meta:editing-duration>
    <meta:editing-cycles>3</meta:editing-cycles>
    <meta:generator>LibreOffice/5.1.6.2$Linux_X86_64 LibreOffice_project/10m0$Build-2</meta:generator>
    <meta:document-statistic meta:table-count="1" meta:cell-count="230" meta:object-count="0"/>
  </office:meta>
</office:document-meta>
</file>